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stream Vera Sans" fo:font-weight="bold" officeooo:rsid="001cb8a7" officeooo:paragraph-rsid="001cb8a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weight="normal" officeooo:rsid="001cb8a7" officeooo:paragraph-rsid="001cb8a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Bitstream Vera Sans" fo:font-size="14pt" fo:font-weight="bold" officeooo:rsid="001cb8a7" officeooo:paragraph-rsid="001cb8a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99ff" style:font-name="Bitstream Vera Sans" fo:font-weight="normal" officeooo:rsid="001cb8a7" officeooo:paragraph-rsid="001cb8a7" fo:background-color="transparent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Bitstream Vera Sans" fo:font-weight="normal" officeooo:rsid="001cb8a7" officeooo:paragraph-rsid="001cb8a7" fo:background-color="transparen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Bitstream Vera Sans" fo:font-weight="normal" officeooo:rsid="001cb8a7" officeooo:paragraph-rsid="001cb8a7" fo:background-color="transparent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font-name="Bitstream Vera Sans" fo:font-weight="normal" officeooo:rsid="001cb8a7" officeooo:paragraph-rsid="001cb8a7" fo:background-color="transparent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style:font-name="Bitstream Vera Sans" fo:font-weight="normal" officeooo:rsid="001cb8a7" officeooo:paragraph-rsid="001cb8a7" fo:background-color="transparent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style:font-name="Bitstream Vera Sans" fo:font-weight="normal" officeooo:rsid="001db9d4" officeooo:paragraph-rsid="001db9d4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Bitstream Vera Sans" fo:font-weight="normal" officeooo:rsid="001db9d4" officeooo:paragraph-rsid="001db9d4" fo:background-color="transparent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style:font-name="Bitstream Vera Sans" fo:font-weight="normal" officeooo:rsid="001db9d4" officeooo:paragraph-rsid="001db9d4" fo:background-color="transparent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style:font-name="Bitstream Vera Sans" fo:font-weight="normal" officeooo:rsid="001db9d4" officeooo:paragraph-rsid="001db9d4" fo:background-color="transparent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color="#000000" style:font-name="Bitstream Vera Sans" fo:font-weight="normal" officeooo:paragraph-rsid="001db9d4"/>
    </style:style>
    <style:style style:name="P14" style:family="paragraph" style:parent-style-name="Standard">
      <style:paragraph-properties fo:text-align="justify" style:justify-single-word="false"/>
      <style:text-properties fo:color="#000000" style:font-name="Bitstream Vera Sans" fo:font-weight="bold" officeooo:rsid="001cb8a7" officeooo:paragraph-rsid="001cb8a7" fo:background-color="transparen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Bitstream Vera Sans" fo:font-weight="bold" officeooo:rsid="001cb8a7" officeooo:paragraph-rsid="001cb8a7" fo:background-color="transparen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999999" style:font-name="Bitstream Vera Sans" fo:font-weight="normal" officeooo:rsid="001cb8a7" officeooo:paragraph-rsid="001cb8a7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b9d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color="#999999" fo:font-style="normal" style:font-style-asian="normal" style:font-style-complex="normal"/>
    </style:style>
    <style:style style:name="T4" style:family="text">
      <style:text-properties style:font-name="Nimbus Mono L" fo:font-style="normal" style:font-style-asian="normal" style:font-style-complex="normal"/>
    </style:style>
    <style:style style:name="T5" style:family="text">
      <style:text-properties style:font-name="Nimbus Mono L" fo:font-style="normal" officeooo:rsid="001cb8a7" style:font-style-asian="normal" style:font-style-complex="normal"/>
    </style:style>
    <style:style style:name="T6" style:family="text">
      <style:text-properties fo:color="#808080" fo:font-style="normal" style:font-style-asian="normal" style:font-style-complex="normal"/>
    </style:style>
    <style:style style:name="T7" style:family="text">
      <style:text-properties fo:font-variant="normal" fo:text-transform="none" fo:color="#333333" style:font-name="Helvetica Neue" fo:font-size="10.5pt" fo:letter-spacing="normal" fo:font-style="normal" style:font-style-asian="normal" style:font-style-complex="normal"/>
    </style:style>
    <style:style style:name="T8" style:family="text">
      <style:text-properties fo:font-variant="normal" fo:text-transform="none" fo:color="#333333" style:font-name="Helvetica Neue" fo:font-size="10.5pt" fo:letter-spacing="normal" fo:font-style="normal" officeooo:rsid="001db9d4" style:font-style-asian="normal" style:font-style-complex="normal"/>
    </style:style>
    <style:style style:name="T9" style:family="text">
      <style:text-properties fo:font-variant="normal" fo:text-transform="none" fo:color="#333333" style:font-name="Helvetica Neue" fo:font-size="10.5pt" fo:letter-spacing="normal" fo:font-style="normal" officeooo:rsid="001db9d4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333333" fo:font-size="10.5pt" fo:letter-spacing="normal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ve<text:span text:style-name="T1">it_cartesian_planner_plugin</text:span></text:p>
      <text:p text:style-name="P1"><text:span text:style-name="T1"/></text:p>
      <text:p text:style-name="P16"><text:span text:style-name="T1">Ursprüngliches Plugin:</text:span></text:p>
      <text:p text:style-name="P2"><text:a xlink:type="simple" xlink:href="https://github.com/rkojcev/fermi" text:style-name="Internet_20_link" text:visited-style-name="Visited_20_Internet_20_Link"><text:span text:style-name="T3">https://github.com/rkojcev/fermi</text:span></text:a></text:p>
      <text:p text:style-name="P2"><text:span text:style-name="T1"/></text:p>
      <text:p text:style-name="P2"><text:span text:style-name="T1">Integration mit Kinetik: </text:span></text:p>
      <text:p text:style-name="P4"><text:a xlink:type="simple" xlink:href="https://github.com/smith-doug/fermi/tree/kinetic-devel-impedance/moveit_cartesian_plan_plugin" text:style-name="Internet_20_link" text:visited-style-name="Visited_20_Internet_20_Link"><text:span text:style-name="T1">https://github.com/smith-doug/fermi/tree/kinetic-devel-impedance/moveit_cartesian_plan_plugin</text:span></text:a></text:p>
      <text:p text:style-name="P4"><text:span text:style-name="T1"/></text:p>
      <text:p text:style-name="P4"><text:span text:style-name="T1"/></text:p>
      <text:p text:style-name="P6"><text:span text:style-name="T1">Zusätzliche cartesian_impedance_msgs:</text:span></text:p>
      <text:p text:style-name="P6"><text:a xlink:type="simple" xlink:href="https://github.com/ros-industrial-consortium/majorana" text:style-name="Internet_20_link" text:visited-style-name="Visited_20_Internet_20_Link"><text:span text:style-name="T1">https://github.com/ros-industrial-consortium/majorana</text:span></text:a></text:p>
      <text:p text:style-name="P6"><text:span text:style-name="T1"/></text:p>
      <text:list xml:id="list2178871302706389355" text:style-name="L1">
        <text:list-item>
          <text:p text:style-name="P5"><text:span text:style-name="T1">Fehler bei der Compilierung zunächst vernachlässigbar → lässt sich trotzdem ausführen</text:span></text:p>
        </text:list-item>
      </text:list>
      <text:p text:style-name="P6"><text:span text:style-name="T1"/></text:p>
      <text:p text:style-name="P14"><text:span text:style-name="T1">Installation</text:span></text:p>
      <text:p text:style-name="P10"><text:span text:style-name="T1"/></text:p>
      <text:list xml:id="list7101361150973137647" text:style-name="L3">
        <text:list-item>
          <text:p text:style-name="P8"><text:span text:style-name="T1">Inhalte der beiden git-repositories nach </text:span><text:span text:style-name="T4">../&lt;catkin_ws&gt;/src </text:span><text:span text:style-name="T1">clonen</text:span></text:p>
        </text:list-item>
      </text:list>
      <text:p text:style-name="P10"><text:span text:style-name="T1"/></text:p>
      <text:p text:style-name="P10"><text:span text:style-name="T1">Im Terminal</text:span></text:p>
      <text:p text:style-name="P10"><text:span text:style-name="T1"/></text:p>
      <text:list xml:id="list172458036909429" text:continue-numbering="true" text:style-name="L3">
        <text:list-item>
          <text:p text:style-name="P9"><text:span text:style-name="T4">catkin_make </text:span><text:span text:style-name="T1">bzw. </text:span><text:span text:style-name="T4">catkin build</text:span></text:p>
        </text:list-item>
        <text:list-item>
          <text:p text:style-name="P9"><text:span text:style-name="T5">. </text:span><text:span text:style-name="T4">devel/setup.bash</text:span></text:p>
          <text:p text:style-name="P9"><text:span text:style-name="T4"/></text:p>
        </text:list-item>
      </text:list>
      <text:p text:style-name="P6"><text:span text:style-name="T1"/></text:p>
      <text:p text:style-name="P15"><text:span text:style-name="T1">Schritte zur Verwendung des Plugins</text:span></text:p>
      <text:p text:style-name="P15"><text:span text:style-name="T1"/></text:p>
      <text:list xml:id="list4694275783455466985" text:style-name="L2">
        <text:list-item>
          <text:p text:style-name="P7"><text:span text:style-name="T4">roslaunch iiwa_moveit moveit_planning_execution.launch</text:span><text:span text:style-name="T1"> ausführen</text:span></text:p>
        </text:list-item>
        <text:list-item>
          <text:p text:style-name="P11"><text:span text:style-name="T1">Rviz Konfigurieren:</text:span></text:p>
        </text:list-item>
      </text:list>
      <text:list xml:id="list5849903456879470526" text:style-name="L4">
        <text:list-item>
          <text:p text:style-name="P12"><text:span text:style-name="T1">Im Displays Menü über Add → </text:span><text:span text:style-name="T6">InteractiveMarkers</text:span><text:span text:style-name="T1"> hinzufügen</text:span></text:p>
        </text:list-item>
        <text:list-item>
          <text:p text:style-name="P12"><text:span text:style-name="T1">Über Panels → Add New Panel → </text:span><text:span text:style-name="T6">Cartesian Path Planner Moveit Plugin </text:span><text:span text:style-name="T1">das Plugin Widget hinzufügen</text:span></text:p>
        </text:list-item>
        <text:list-item>
          <text:p text:style-name="P13"><text:span text:style-name="T2">In Displays → InteractiveMarkers: Update Topic </text:span><text:span text:style-name="T9">/moveit_cartesian_planner/upda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54:08.174001205</meta:creation-date>
    <dc:date>2017-12-11T17:24:43.137691374</dc:date>
    <meta:editing-duration>PT9M4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9" meta:character-count="877" meta:non-whitespace-character-count="815"/>
  </office:meta>
</office:document-meta>
</file>